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font-style="italic" style:font-style-asian="italic" style:font-style-complex="italic"/>
    </style:style>
    <style:style style:name="P2" style:family="paragraph" style:parent-style-name="Standard">
      <style:text-properties style:font-name="Calibri1" fo:font-style="italic" style:font-style-asian="italic" style:font-style-complex="italic"/>
    </style:style>
    <style:style style:name="P3" style:family="paragraph" style:parent-style-name="Standard" style:list-style-name="L2">
      <style:text-properties style:font-name="Calibri1" fo:font-style="italic" style:font-style-asian="italic" style:font-style-complex="italic"/>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oy 6-9-2017 nos reunimos e hicimos los siguientes progresos: </text:p>
      <text:p text:style-name="P1"><text:tab/></text:p>
      <text:p text:style-name="P1"><text:tab/>- Hemos corregido la varianza simple, ya que el valor n no estaba correcto, era 6*7 42, que hay que <text:span text:style-name="T1">hacerlo con el len de la matriz</text:span>, y hemos concluido que el resultado no debe estar ni cerca del que da el ejemplo del articulo, ya que ese se hace con la varianza compuesta.</text:p>
      <text:p text:style-name="P1"><text:tab/></text:p>
      <text:list xml:id="list2671490029728256223" text:style-name="L2">
        <text:list-item>
          <text:list>
            <text:list-item>
              <text:p text:style-name="P3">Nos hemos puesto con la varianza compuesta, hemos quedado en <text:span text:style-name="T1">eliminar los bucles for que había creado para el calculo de los datos</text:span>. En vez de eso vamos a utilizar las funciones de arrays que incluye numpy que permiten hacer todas estas cosas:</text:p>
              <text:list>
                <text:list-item>
                  <text:list>
                    <text:list-item>
                      <text:p text:style-name="P3">operaciones con arrays</text:p>
                    </text:list-item>
                    <text:list-item>
                      <text:p text:style-name="P3">coger las filas pares o impares de la matriz</text:p>
                    </text:list-item>
                    <text:list-item>
                      <text:p text:style-name="P3">sumar los elementos</text:p>
                    </text:list-item>
                  </text:list>
                </text:list-item>
              </text:list>
            </text:list-item>
          </text:list>
        </text:list-item>
      </text:list>
      <text:p text:style-name="P1"><text:tab/> Una vez hecho esto Domingo me ha ayudado a entender como funcionaba el calculo de C0 C1 y C2, que de lo que se trata es de multiplicar el resultado final de Qi por ello mismo (C0), después (C1) Qi por Qi+1 y después (C2) Qi por Qi+2 y hacer el sumatorio del mismo.</text:p>
      <text:p text:style-name="P1"><text:tab/> Habra que hacerlo también sin for, para lo que volveremos a utilizar métodos de numpy, añadiendo ceros en los lugares correspondientes para que las cuentas sean correctas. Quedamos en que para la próxima reunión <text:span text:style-name="T1">la varianza compuesta deberá estar acabada y la comprobaremos con algunos ejemplos</text:span>. <text:span text:style-name="T1">Al final tiene que quedar en forma de función a la que le pasas el array/matriz y te devuelve la varianza</text:span>.</text:p>
      <text:p text:style-name="P1"><text:tab/> </text:p>
      <text:p text:style-name="P1"><text:tab/> - Nos hemos vuelto a poner con kdtrees, ya me ha quedado claro que es una estructura de datos, y no un programa que te devuelve los puntos dentro del cuadrado que era lo que pensaba antes. <text:s/>La idea es que las divisiones que hace kdtrees las tiene que hacer según las coordenadas de los cuadrados, como viene en la foto (añadir foto). Aunque de todas formas hay que seguir trabajando en esta idea ya que:</text:p>
      <text:p text:style-name="P1"><text:tab/><text:tab/>- un punto puede estar dentro de un cuadrado y de otro no, asi que habría que emplear kdtrees bastantes veces al no ser solo un cuadrado.</text:p>
      <text:p text:style-name="P1"><text:tab/><text:tab/>- el método que emplea kdtrees es buscarte los puntos mas cercanos, estamos mirando para ver si podemos aplicar una distancia.</text:p>
      <text:p text:style-name="P1"><text:tab/>De todas formas <text:span text:style-name="T1">intentare tener un programa también que conociendo las coordenadas y el tamaño del cuadrado te cuente los puntos</text:span>.</text:p>
      <text:p text:style-name="P1"><text:tab/></text:p>
      <text:p text:style-name="P1"><text:tab/>Por ultimo hemos solucionado una pequeña duda de Github, y quedamos en que a partir de ahora los programas y los correos los subiremos ahi.</text:p>
      <text:p text:style-name="P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08-22T11:51:37.79</meta:creation-date>
    <dc:date>2017-09-07T16:34:58.97</dc:date>
    <dc:creator>o </dc:creator>
    <meta:editing-duration>PT1H15M54S</meta:editing-duration>
    <meta:editing-cycles>5</meta:editing-cycles>
    <meta:generator>OpenOffice/4.1.3$Win32 OpenOffice.org_project/413m1$Build-9783</meta:generator>
    <meta:document-statistic meta:table-count="0" meta:image-count="0" meta:object-count="0" meta:page-count="1" meta:paragraph-count="18" meta:word-count="416" meta:character-count="2286"/>
  </office:meta>
</office:document-meta>
</file>